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7750"/>
    </style:style>
    <style:style style:name="P2" style:family="paragraph" style:parent-style-name="Standard">
      <style:text-properties fo:font-weight="bold" officeooo:paragraph-rsid="00127750" style:font-weight-asian="bold" style:font-weight-complex="bold"/>
    </style:style>
    <style:style style:name="T1" style:family="text">
      <style:text-properties officeooo:rsid="00127750"/>
    </style:style>
    <style:style style:name="T2" style:family="text">
      <style:text-properties fo:font-weight="bold" officeooo:rsid="00127750"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How can we figure out what the interquartile range is?</text:p>
      <text:p text:style-name="P1"><text:span text:style-name="T2">Ans : </text:span>The interquartile range (IQR) is a measure of statistical dispersion, calculated as the difference between the upper quartile (Q3) and the lower quartile (Q1) values in a dataset. To determine the IQR, first arrange the data in ascending order, then find the median (Q2), the lower quartile (Q1), which is the median of the lower half of the data, and the upper quartile (Q3), which is the median of the upper half. The IQR is then calculated as Q3 minus Q1 (IQR = Q3 - Q1). It represents the range within which the central 50% of the data lies.</text:p>
      <text:p text:style-name="Standard"/>
      <text:p text:style-name="P2">2. What exactly is the value of the 5-number theory?</text:p>
      <text:p text:style-name="P1"><text:span text:style-name="T2">Ans : </text:span>The 5-number summary provides a comprehensive snapshot of a dataset's distribution. It includes the minimum value, the first quartile (Q1), the median (Q2), the third quartile (Q3), and the maximum value. This summary helps in understanding the spread and center of the data, identifying outliers, and visualizing the distribution's shape. It is particularly useful in box plots, where these five numbers define the box and whiskers, offering a clear graphical representation of the data.</text:p>
      <text:p text:style-name="Standard"/>
      <text:p text:style-name="P2">3. What is the relationship between standard deviation and variance?</text:p>
      <text:p text:style-name="P1"><text:span text:style-name="T2">Ans : </text:span>The standard deviation and variance are both measures of the dispersion or spread of a dataset. Variance is the average of the squared differences between each data point and the mean, providing a measure in squared units. The standard deviation is the square root of the variance, bringing the measure back to the original units of the data. The standard deviation is often more interpretable than the variance because it is in the same units as the data.</text:p>
      <text:p text:style-name="Standard"/>
      <text:p text:style-name="P2">4. What does the difference between variance and standard deviation mean?</text:p>
      <text:p text:style-name="P1"><text:span text:style-name="T2">Ans :</text:span> The difference between variance and standard deviation lies in their units and interpretability. Variance is a measure of spread in squared units of the data, making it less intuitive to understand directly. Standard deviation, being the square root of the variance, returns the measure to the original data units, making it more interpretable and easier to relate to the data. Both metrics provide insights into data variability, but the standard deviation is often preferred for practical interpretation.</text:p>
      <text:p text:style-name="Standard"/>
      <text:p text:style-name="P2">5. When is it appropriate to refer to a skewed data distribution?</text:p>
      <text:p text:style-name="P1"><text:span text:style-name="T2">Ans :</text:span><text:span text:style-name="T1"> </text:span>A data distribution is referred to as skewed when it is not symmetric and has a long tail on one side. If the tail is on the right side, it is positively skewed (right-skewed), indicating that the bulk of the data points are concentrated on the left. If the tail is on the left side, it is negatively skewed (left-skewed), indicating that most data points are concentrated on the right. Skewness is important in understanding the distribution's shape and can affect statistical analyses and interpretations, such as the mean being pulled in the direction of the ske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19:01:00.270919030</meta:creation-date>
    <dc:date>2024-07-16T19:03:46.744170201</dc:date>
    <meta:editing-duration>PT2M47S</meta:editing-duration>
    <meta:editing-cycles>1</meta:editing-cycles>
    <meta:document-statistic meta:table-count="0" meta:image-count="0" meta:object-count="0" meta:page-count="1" meta:paragraph-count="10" meta:word-count="489" meta:character-count="2907" meta:non-whitespace-character-count="2428"/>
    <meta:generator>LibreOffice/7.3.7.2$Linux_X86_64 LibreOffice_project/30$Build-2</meta:generator>
  </office:meta>
</office:document-meta>
</file>